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f906" officeooo:paragraph-rsid="0013f906"/>
    </style:style>
    <style:style style:name="P2" style:family="paragraph" style:parent-style-name="Standard">
      <style:text-properties officeooo:rsid="00145a00" officeooo:paragraph-rsid="00145a00"/>
    </style:style>
    <style:style style:name="P3" style:family="paragraph" style:parent-style-name="Standard">
      <style:text-properties officeooo:paragraph-rsid="00145a00"/>
    </style:style>
    <style:style style:name="P4" style:family="paragraph" style:parent-style-name="Standard">
      <style:text-properties officeooo:paragraph-rsid="0015974a"/>
    </style:style>
    <style:style style:name="P5" style:family="paragraph" style:parent-style-name="Standard">
      <style:text-properties officeooo:paragraph-rsid="0018aee7"/>
    </style:style>
    <style:style style:name="P6" style:family="paragraph" style:parent-style-name="Standard">
      <style:text-properties fo:language="en" fo:country="US" fo:font-weight="bold" officeooo:rsid="00145a00" officeooo:paragraph-rsid="00145a00"/>
    </style:style>
    <style:style style:name="P7" style:family="paragraph" style:parent-style-name="Standard">
      <style:text-properties fo:language="en" fo:country="US" fo:font-weight="normal" officeooo:paragraph-rsid="00145a00" style:font-weight-asian="normal" style:font-weight-complex="normal"/>
    </style:style>
    <style:style style:name="P8" style:family="paragraph" style:parent-style-name="Text_20_body">
      <style:text-properties officeooo:paragraph-rsid="0016e514"/>
    </style:style>
    <style:style style:name="P9" style:family="paragraph" style:parent-style-name="Text_20_body">
      <style:text-properties officeooo:rsid="001a8e71" officeooo:paragraph-rsid="001a8e71"/>
    </style:style>
    <style:style style:name="P10" style:family="paragraph" style:parent-style-name="Text_20_body">
      <style:text-properties fo:language="en" fo:country="US" fo:font-weight="normal" officeooo:paragraph-rsid="0016e514" style:font-weight-asian="normal" style:font-weight-complex="normal"/>
    </style:style>
    <style:style style:name="P11" style:family="paragraph" style:parent-style-name="Text_20_body">
      <style:text-properties fo:language="en" fo:country="US" fo:font-weight="normal" officeooo:paragraph-rsid="002596b9" style:font-weight-asian="normal" style:font-weight-complex="normal"/>
    </style:style>
    <style:style style:name="P12" style:family="paragraph" style:parent-style-name="Text_20_body">
      <style:paragraph-properties fo:text-align="start" style:justify-single-word="false"/>
      <style:text-properties officeooo:paragraph-rsid="002596b9"/>
    </style:style>
    <style:style style:name="P13" style:family="paragraph" style:parent-style-name="Table_20_Contents">
      <style:paragraph-properties fo:text-align="start" style:justify-single-word="false"/>
      <style:text-properties officeooo:paragraph-rsid="002596b9"/>
    </style:style>
    <style:style style:name="P14" style:family="paragraph" style:parent-style-name="Table_20_Contents">
      <style:paragraph-properties fo:text-align="start" style:justify-single-word="false"/>
      <style:text-properties fo:language="en" fo:country="US" fo:font-weight="normal" officeooo:paragraph-rsid="002596b9" style:font-weight-asian="normal" style:font-weight-complex="normal"/>
    </style:style>
    <style:style style:name="P15" style:family="paragraph" style:parent-style-name="Preformatted_20_Text">
      <style:text-properties style:font-name="Liberation Serif" fo:font-size="12pt" fo:language="en" fo:country="US" fo:font-weight="normal" officeooo:paragraph-rsid="002596b9" style:font-size-asian="12pt" style:font-weight-asian="normal" style:font-size-complex="12pt" style:font-weight-complex="normal"/>
    </style:style>
    <style:style style:name="P16" style:family="paragraph" style:parent-style-name="Preformatted_20_Text">
      <style:text-properties style:font-name="Liberation Serif" fo:font-size="12pt" style:font-size-asian="12pt" style:font-size-complex="12pt"/>
    </style:style>
    <style:style style:name="P17" style:family="paragraph" style:parent-style-name="Preformatted_20_Text">
      <style:paragraph-properties fo:margin-top="0cm" fo:margin-bottom="0.499cm" loext:contextual-spacing="false"/>
      <style:text-properties style:font-name="Liberation Serif" fo:font-size="12pt" style:font-size-asian="12pt" style:font-size-complex="12pt"/>
    </style:style>
    <style:style style:name="P18" style:family="paragraph" style:parent-style-name="Text_20_body" style:list-style-name="L4"/>
    <style:style style:name="P19" style:family="paragraph" style:parent-style-name="Text_20_body" style:list-style-name="L5"/>
    <style:style style:name="P20" style:family="paragraph" style:parent-style-name="Text_20_body">
      <style:text-properties fo:language="en" fo:country="US" fo:font-weight="normal" officeooo:paragraph-rsid="002596b9" style:font-weight-asian="normal" style:font-weight-complex="normal"/>
    </style:style>
    <style:style style:name="P21" style:family="paragraph" style:parent-style-name="Text_20_body">
      <style:text-properties fo:language="en" fo:country="US" fo:font-weight="normal" officeooo:paragraph-rsid="00313334" style:font-weight-asian="normal" style:font-weight-complex="normal"/>
    </style:style>
    <style:style style:name="P22" style:family="paragraph" style:parent-style-name="Text_20_body">
      <style:text-properties fo:language="en" fo:country="US" fo:font-weight="normal" officeooo:paragraph-rsid="00313808" style:font-weight-asian="normal" style:font-weight-complex="normal"/>
    </style:style>
    <style:style style:name="P23" style:family="paragraph" style:parent-style-name="Text_20_body">
      <style:text-properties style:font-name="Liberation Serif" fo:language="en" fo:country="US" fo:font-weight="normal" officeooo:paragraph-rsid="002596b9" style:font-weight-asian="normal" style:font-weight-complex="normal"/>
    </style:style>
    <style:style style:name="P24" style:family="paragraph" style:parent-style-name="Text_20_body" style:list-style-name="L1">
      <style:paragraph-properties fo:margin-top="0cm" fo:margin-bottom="0cm" loext:contextual-spacing="false"/>
    </style:style>
    <style:style style:name="P25" style:family="paragraph" style:parent-style-name="Text_20_body" style:list-style-name="L2">
      <style:paragraph-properties fo:margin-top="0cm" fo:margin-bottom="0cm" loext:contextual-spacing="false"/>
    </style:style>
    <style:style style:name="P26" style:family="paragraph" style:parent-style-name="Text_20_body" style:list-style-name="L3">
      <style:paragraph-properties fo:margin-top="0cm" fo:margin-bottom="0cm" loext:contextual-spacing="false"/>
    </style:style>
    <style:style style:name="P27" style:family="paragraph" style:parent-style-name="Text_20_body" style:list-style-name="L5">
      <style:paragraph-properties fo:margin-top="0cm" fo:margin-bottom="0cm" loext:contextual-spacing="false"/>
    </style:style>
    <style:style style:name="T1" style:family="text">
      <style:text-properties officeooo:rsid="0013f906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/>
    </style:style>
    <style:style style:name="T4" style:family="text">
      <style:text-properties fo:language="en" fo:country="US" fo:font-weight="bold" officeooo:rsid="00145a00"/>
    </style:style>
    <style:style style:name="T5" style:family="text">
      <style:text-properties fo:language="en" fo:country="US" fo:font-weight="normal" style:font-weight-asian="normal" style:font-weight-complex="normal"/>
    </style:style>
    <style:style style:name="T6" style:family="text">
      <style:text-properties fo:language="en" fo:country="US" fo:font-weight="normal" officeooo:rsid="00145a00" style:font-weight-asian="normal" style:font-weight-complex="normal"/>
    </style:style>
    <style:style style:name="T7" style:family="text">
      <style:text-properties fo:language="en" fo:country="US" fo:font-weight="normal" officeooo:rsid="0016e514" style:font-weight-asian="normal" style:font-weight-complex="normal"/>
    </style:style>
    <style:style style:name="T8" style:family="text">
      <style:text-properties fo:language="en" fo:country="US" fo:font-weight="normal" officeooo:rsid="0020e15e" style:font-weight-asian="normal" style:font-weight-complex="normal"/>
    </style:style>
    <style:style style:name="T9" style:family="text">
      <style:text-properties fo:language="en" fo:country="US" fo:font-weight="normal" officeooo:rsid="002596b9" style:font-weight-asian="normal" style:font-weight-complex="normal"/>
    </style:style>
    <style:style style:name="T10" style:family="text">
      <style:text-properties officeooo:rsid="00145a00"/>
    </style:style>
    <style:style style:name="T11" style:family="text">
      <style:text-properties officeooo:rsid="0018aee7"/>
    </style:style>
    <style:style style:name="T12" style:family="text">
      <style:text-properties style:font-name="Liberation Serif"/>
    </style:style>
    <style:style style:name="T13" style:family="text">
      <style:text-properties style:font-name="Liberation Serif" officeooo:rsid="001a8e71"/>
    </style:style>
    <style:style style:name="T14" style:family="text">
      <style:text-properties officeooo:rsid="001e7418"/>
    </style:style>
    <style:style style:name="T15" style:family="text">
      <style:text-properties fo:font-weight="bold"/>
    </style:style>
    <style:style style:name="T16" style:family="text">
      <style:text-properties fo:font-weight="normal" officeooo:rsid="002596b9" style:font-weight-asian="normal" style:font-weight-complex="normal"/>
    </style:style>
    <style:style style:name="T17" style:family="text">
      <style:text-properties officeooo:rsid="002596b9"/>
    </style:style>
    <style:style style:name="T18" style:family="text">
      <style:text-properties officeooo:rsid="002be5f2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solid" style:text-underline-width="auto" style:text-underline-color="font-color" officeooo:rsid="002f8732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officeooo:rsid="002f8732"/>
    </style:style>
    <style:style style:name="T23" style:family="text">
      <style:text-properties fo:font-style="italic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what is ruby and programming language </text:p>
      <text:p text:style-name="P5"><text:span text:style-name="T1"><text:s text:c="5"/></text:span><text:span text:style-name="T11">Ruby was written by C </text:span></text:p>
      <text:p text:style-name="P5"><text:span text:style-name="T11"><text:s text:c="5"/>Ruby is pure object </text:span>Object-oriented languages<text:span text:style-name="T11"> </text:span></text:p>
      <text:p text:style-name="P5"><text:s text:c="5"/><text:span text:style-name="T12">syntax </text:span><text:span text:style-name="T13">ruby is </text:span><text:span text:style-name="T12"><text:s/>easy to write. </text:span><text:span text:style-name="T13">In normal english</text:span></text:p>
      <text:p text:style-name="P4"><text:s/></text:p>
      <text:p text:style-name="P2">2 <text:s/>who is the developer of ruby?</text:p>
      <text:p text:style-name="P3"><text:span text:style-name="T10"><text:s text:c="4"/></text:span><text:span text:style-name="T2">Ruby was invented by </text:span><text:span text:style-name="T3">Yukihiro “Matz” Matsumoto </text:span><text:span text:style-name="T4">in 1990 </text:span></text:p>
      <text:p text:style-name="P6"/>
      <text:p text:style-name="P2"><text:span text:style-name="T3">3 </text:span><text:span text:style-name="T5">why ruby is know as a language of flexibility?</text:span></text:p>
      <text:p text:style-name="P3"><text:span text:style-name="T6"><text:s text:c="3"/></text:span><text:span text:style-name="T5">Ruby is <text:s/>flexible language, as it allows a developer to modify code's contents at any time. it does <text:s text:c="9"/>not limit the programmer, who can easily make any changes whenever they want</text:span></text:p>
      <text:p text:style-name="P7"/>
      <text:p text:style-name="P7"/>
      <text:p text:style-name="P9"><text:span text:style-name="T5">4. </text:span><text:span text:style-name="T8">list some features of ruby</text:span></text:p>
      <text:list xml:id="list437500718" text:style-name="L1">
        <text:list-item>
          <text:p text:style-name="P24">Flexibility.</text:p>
        </text:list-item>
      </text:list>
      <text:list xml:id="list401764550" text:style-name="L2">
        <text:list-item>
          <text:p text:style-name="P25">Dynamic typing </text:p>
        </text:list-item>
      </text:list>
      <text:list xml:id="list2544654690" text:style-name="L3">
        <text:list-item>
          <text:p text:style-name="P26">Exception handling.</text:p>
        </text:list-item>
      </text:list>
      <text:list xml:id="list3608545918" text:style-name="L4">
        <text:list-item>
          <text:p text:style-name="P18">Garbage collector</text:p>
        </text:list-item>
        <text:list-item>
          <text:p text:style-name="P18">dynamic</text:p>
        </text:list-item>
        <text:list-item>
          <text:p text:style-name="P18">open source programming language<text:span text:style-name="T14">s</text:span></text:p>
        </text:list-item>
      </text:list>
      <text:p text:style-name="P8"><text:span text:style-name="T7">5.</text:span><text:span text:style-name="T8">differences between ruby and python</text:span></text:p>
      <text:p text:style-name="P10"><text:s text:c="3"/>Ruby supports single inheritance while Python supports multiple inheritance</text:p>
      <text:p text:style-name="P10"><text:s text:c="3"/>Python supports one-line lambda functions only. Ruby allows larger lambda functions</text:p>
      <text:p text:style-name="P10"><text:s text:c="3"/>Python has functions, but Ruby’s got methods</text:p>
      <text:p text:style-name="P10"/>
      <text:p text:style-name="P10">6.Name some operators used in Ruby</text:p>
      <text:list xml:id="list3046834730" text:style-name="L5">
        <text:list-item>
          <text:p text:style-name="P27">Airthmetic operator.</text:p>
        </text:list-item>
        <text:list-item>
          <text:p text:style-name="P27">Bitwise operator.</text:p>
        </text:list-item>
        <text:list-item>
          <text:p text:style-name="P27">Logical operator.</text:p>
        </text:list-item>
        <text:list-item>
          <text:p text:style-name="P27">Ternary operator.</text:p>
        </text:list-item>
        <text:list-item>
          <text:p text:style-name="P27">Assignment operator.</text:p>
        </text:list-item>
        <text:list-item>
          <text:p text:style-name="P27">Comparison operator.</text:p>
        </text:list-item>
        <text:list-item>
          <text:p text:style-name="P19">Range operator.</text:p>
        </text:list-item>
      </text:list>
      <text:p text:style-name="P10"/>
      <text:p text:style-name="P10"><text:span text:style-name="T18">7</text:span>.What are Ruby variables.with syntax.</text:p>
      <text:p text:style-name="P11">Ruby variables are <text:span text:style-name="T15">l</text:span>ocations which hold data to be used in the programs.</text:p>
      <text:p text:style-name="P14">Local Variable<text:span text:style-name="T17">=a-z] or _</text:span></text:p>
      <text:p text:style-name="P13"><text:span text:style-name="Strong_20_Emphasis"><text:span text:style-name="T5">Instance variables</text:span></text:span><text:span text:style-name="Strong_20_Emphasis"><text:span text:style-name="T9">=</text:span></text:span><text:span text:style-name="Strong_20_Emphasis"><text:span text:style-name="T16">@</text:span></text:span></text:p>
      <text:p text:style-name="P12"><text:span text:style-name="Strong_20_Emphasis"><text:span text:style-name="T5">Class variable</text:span></text:span><text:span text:style-name="Strong_20_Emphasis"><text:span text:style-name="T9">=@@</text:span></text:span></text:p>
      <text:p text:style-name="P12"><text:span text:style-name="Strong_20_Emphasis"><text:span text:style-name="T5">Global variables</text:span></text:span><text:span text:style-name="Strong_20_Emphasis"><text:span text:style-name="T9">=$</text:span></text:span></text:p>
      <text:p text:style-name="P10"><text:soft-page-break/><text:span text:style-name="T18">8.</text:span>What is the difference between nil and false in Ruby?</text:p>
      <text:p text:style-name="P10"><text:s text:c="5"/>nil cannot be a value. false can be a value</text:p>
      <text:p text:style-name="P10"><text:s text:c="4"/>nil is returned where there is no predicate. in case of a predicate, true or false is returned by a <text:s text:c="7"/>method.</text:p>
      <text:p text:style-name="P10"><text:s text:c="4"/>nil is not a boolean data type. false is a boolean data type.</text:p>
      <text:p text:style-name="P10"><text:s text:c="5"/>nil is an object of nilclass. false is an object of falseclass.</text:p>
      <text:p text:style-name="P11"><text:span text:style-name="T18">9</text:span>.Explain Ruby data types. </text:p>
      <text:p text:style-name="P11"><text:s text:c="4"/>Ruby data types represent type of data such as text, string, numbers, etc. <text:s text:c="6"/></text:p>
      <text:p text:style-name="P11"><text:s text:c="2"/>There are different data types in Ruby: •</text:p>
      <text:p text:style-name="P11"><text:s text:c="2"/>Numbers </text:p>
      <text:p text:style-name="P11"><text:s text:c="2"/>Strings </text:p>
      <text:p text:style-name="P11"><text:s text:c="2"/>Symbols </text:p>
      <text:p text:style-name="P11"><text:s text:c="3"/>Hashes </text:p>
      <text:p text:style-name="P11"><text:s text:c="2"/>Arrays </text:p>
      <text:p text:style-name="P11"><text:s text:c="2"/>Booleans</text:p>
      <text:p text:style-name="P11"><text:span text:style-name="T18">10</text:span>.Explain Ruby if-else statement. </text:p>
      <text:p text:style-name="P11"><text:s text:c="3"/>The Ruby if-else statement is used to test condition. </text:p>
      <text:p text:style-name="P11"><text:s text:c="3"/>There are various types of statement in Ruby. </text:p>
      <text:p text:style-name="P11"><text:s text:c="3"/>if statement </text:p>
      <text:p text:style-name="P11"><text:s text:c="3"/>if-else statement •</text:p>
      <text:p text:style-name="P11"><text:s text:c="3"/>if-else-if (elsif) statement</text:p>
      <text:p text:style-name="P11"><text:s text:c="2"/>ternary statement</text:p>
      <text:p text:style-name="P11"/>
      <text:p text:style-name="P11">1.Explain case statement in Ruby.</text:p>
      <text:p text:style-name="P11">The case statement is a multiway branch statement just like <text:span text:style-name="T22">a switch statement </text:span><text:span text:style-name="T21">i</text:span>n other languages. It provides an easy way to forward execution to different parts of code based on the value of the expression.</text:p>
      <text:p text:style-name="P11"/>
      <text:p text:style-name="P11">2.Explain for loop in Ruby.</text:p>
      <text:p text:style-name="P11">for loop is preferred when the number of times loop statements are to be executed is known beforehand.</text:p>
      <text:p text:style-name="P22"><text:s/>It iterates over a specific range of numbers. </text:p>
      <text:p text:style-name="P22"><text:soft-page-break/>It is also known as Entry Controlled Loop because the condition to be tested is present at the beginning of the loop body.</text:p>
      <text:p text:style-name="P11">Syntax: </text:p>
      <text:p text:style-name="P11">For variable_name[, variable...] in expression [do]</text:p>
      <text:p text:style-name="P11"/>
      <text:p text:style-name="P11"><text:s text:c="3"/>code to be executed</text:p>
      <text:p text:style-name="P11">end</text:p>
      <text:p text:style-name="P11">3.Explain do while loop in Ruby.</text:p>
      <text:p text:style-name="P11"><text:span text:style-name="T23">do while </text:span>loop is similar to while loop with the only difference that it checks the condition after executing the statements, </text:p>
      <text:p text:style-name="P15">loop do</text:p>
      <text:p text:style-name="P16"/>
      <text:p text:style-name="P16"><text:s/># code to be executed</text:p>
      <text:p text:style-name="P16"/>
      <text:p text:style-name="P16">break if Boolean_Expression</text:p>
      <text:p text:style-name="P16"/>
      <text:p text:style-name="P17">end</text:p>
      <text:p text:style-name="P23"/>
      <text:p text:style-name="P11">4.Explain until loop in Ruby.</text:p>
      <text:p text:style-name="P22">Basically it’s just opposite to the while loop which executes till the given condition evaluates to false.</text:p>
      <text:p text:style-name="P11">Ruby until loop wil executes the statements till the given condition evaluates to true. </text:p>
      <text:p text:style-name="P11">Syntax: <text:s/></text:p>
      <text:p text:style-name="P11">until conditional [do]</text:p>
      <text:p text:style-name="P11"><text:s/>code to be executed</text:p>
      <text:p text:style-name="P11">end</text:p>
      <text:p text:style-name="P21">5.Explain Ruby object. </text:p>
      <text:p text:style-name="P21">Object is the default root of all Ruby objects. Ruby objects inherit from BasicObject which allows creating alternate object hierarchie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9T19:24:49.481009629</meta:creation-date>
    <dc:date>2022-09-21T21:38:30.487455919</dc:date>
    <meta:editing-duration>PT2H38M8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3" meta:paragraph-count="80" meta:word-count="536" meta:character-count="3315" meta:non-whitespace-character-count="2731"/>
  </office:meta>
</office:document-meta>
</file>